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85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3">
          <table:table-cell office:value-type="string">
            <text:p>#</text:p>
          </table:table-cell>
          <table:table-cell office:value-type="string">
            <text:p>instruction</text:p>
          </table:table-cell>
          <table:table-cell office:value-type="string">
            <text:p>imSelector</text:p>
          </table:table-cell>
          <table:table-cell office:value-type="string">
            <text:p>ALUSrc2</text:p>
          </table:table-cell>
          <table:table-cell office:value-type="string">
            <text:p>memWrite</text:p>
          </table:table-cell>
          <table:table-cell office:value-type="string">
            <text:p>memRead</text:p>
          </table:table-cell>
          <table:table-cell office:value-type="string">
            <text:p>regDst</text:p>
          </table:table-cell>
          <table:table-cell office:value-type="string">
            <text:p>branch</text:p>
          </table:table-cell>
          <table:table-cell office:value-type="string">
            <text:p>regWrite</text:p>
          </table:table-cell>
          <table:table-cell office:value-type="string">
            <text:p>memToReg</text:p>
          </table:table-cell>
          <table:table-cell office:value-type="string">
            <text:p>op</text:p>
          </table:table-cell>
          <table:table-cell office:value-type="string">
            <text:p>readSpecReg</text:p>
          </table:table-cell>
          <table:table-cell office:value-type="string">
            <text:p>writeSpecReg</text:p>
          </table:table-cell>
          <table:table-cell office:value-type="string">
            <text:p>jump</text:p>
          </table:table-cell>
          <table:table-cell office:value-type="string">
            <text:p>ALUSrc1</text:p>
          </table:table-cell>
          <table:table-cell office:value-type="string">
            <text:p>rxToMem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DDIU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IU3</text:p>
          </table:table-cell>
          <table:table-cell office:value-type="string">
            <text:p>'1001'</text:p>
          </table:table-cell>
          <table:table-cell office:value-type="string">
            <text:p>'01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SP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DDU</text:p>
          </table:table-cell>
          <table:table-cell office:value-type="string">
            <text:p>xxxx</text:p>
          </table:table-cell>
          <table:table-cell office:value-type="string">
            <text:p>'0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1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ND</text:p>
          </table:table-cell>
          <table:table-cell office:value-type="string">
            <text:p>xxxx</text:p>
          </table:table-cell>
          <table:table-cell office:value-type="string">
            <text:p>'0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'1011'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EQZ</text:p>
          </table:table-cell>
          <table:table-cell office:value-type="string">
            <text:p>'1000'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BNEZ</text:p>
          </table:table-cell>
          <table:table-cell office:value-type="string">
            <text:p>'1000'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TEQZ</text:p>
          </table:table-cell>
          <table:table-cell office:value-type="string">
            <text:p>'1000'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1001'</text:p>
          </table:table-cell>
          <table:table-cell office:value-type="string">
            <text:p>'11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MP</text:p>
          </table:table-cell>
          <table:table-cell office:value-type="string">
            <text:p>xxxx</text:p>
          </table:table-cell>
          <table:table-cell office:value-type="string">
            <text:p>'0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11'</text:p>
          </table:table-cell>
          <table:table-cell office:value-type="string">
            <text:p>'00'</text:p>
          </table:table-cell>
          <table:table-cell office:value-type="string">
            <text:p>'1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MPI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11'</text:p>
          </table:table-cell>
          <table:table-cell office:value-type="string">
            <text:p>'00'</text:p>
          </table:table-cell>
          <table:table-cell office:value-type="string">
            <text:p>'1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JR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'1001'</text:p>
          </table:table-cell>
          <table:table-cell table:number-columns-repeated="2" office:value-type="string">
            <text:p>'00'</text:p>
          </table:table-cell>
          <table:table-cell office:value-type="float" office:value="1">
            <text:p>1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I</text:p>
          </table:table-cell>
          <table:table-cell office:value-type="string">
            <text:p>'0000'</text:p>
          </table:table-cell>
          <table:table-cell office:value-type="string">
            <text:p>'01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1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table:style-name="ce1"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LW</text:p>
          </table:table-cell>
          <table:table-cell office:value-type="string">
            <text:p>'1010'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LW_SP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'0000'</text:p>
          </table:table-cell>
          <table:table-cell office:value-type="string">
            <text:p>'01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MFIH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office:value-type="string">
            <text:p>'10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MFPC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1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TIH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office:value-type="string">
            <text:p>'00'</text:p>
          </table:table-cell>
          <table:table-cell office:value-type="string">
            <text:p>'1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TSP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1001'</text:p>
          </table:table-cell>
          <table:table-cell office:value-type="string">
            <text:p>'00'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NOT</text:p>
          </table:table-cell>
          <table:table-cell office:value-type="string">
            <text:p>xxxx</text:p>
          </table:table-cell>
          <table:table-cell office:value-type="string">
            <text:p>'0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NOP</text:p>
          </table:table-cell>
          <table:table-cell office:value-type="string">
            <text:p>xxxx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xxxx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OR</text:p>
          </table:table-cell>
          <table:table-cell office:value-type="string">
            <text:p>xxxx</text:p>
          </table:table-cell>
          <table:table-cell office:value-type="string">
            <text:p>'0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1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LL</text:p>
          </table:table-cell>
          <table:table-cell office:value-type="string">
            <text:p>'0101'</text:p>
          </table:table-cell>
          <table:table-cell office:value-type="string">
            <text:p>'01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SLLV</text:p>
          </table:table-cell>
          <table:table-cell office:value-type="string">
            <text:p>xxxx</text:p>
          </table:table-cell>
          <table:table-cell office:value-type="string">
            <text:p>'1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1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LT</text:p>
          </table:table-cell>
          <table:table-cell office:value-type="string">
            <text:p>xxxx</text:p>
          </table:table-cell>
          <table:table-cell office:value-type="string">
            <text:p>'0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11'</text:p>
          </table:table-cell>
          <table:table-cell office:value-type="string">
            <text:p>'00'</text:p>
          </table:table-cell>
          <table:table-cell office:value-type="string">
            <text:p>'11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RA</text:p>
          </table:table-cell>
          <table:table-cell office:value-type="string">
            <text:p>'0101'</text:p>
          </table:table-cell>
          <table:table-cell office:value-type="string">
            <text:p>'01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RAV</text:p>
          </table:table-cell>
          <table:table-cell office:value-type="string">
            <text:p>xxxx</text:p>
          </table:table-cell>
          <table:table-cell office:value-type="string">
            <text:p>'1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01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1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10'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UBU</text:p>
          </table:table-cell>
          <table:table-cell office:value-type="string">
            <text:p>xxxx</text:p>
          </table:table-cell>
          <table:table-cell office:value-type="string">
            <text:p>'0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'10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'0001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SW</text:p>
          </table:table-cell>
          <table:table-cell office:value-type="string">
            <text:p>'1010'</text:p>
          </table:table-cell>
          <table:table-cell office:value-type="string">
            <text:p>'01'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0000'</text:p>
          </table:table-cell>
          <table:table-cell table:number-columns-repeated="2"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SW_SP</text:p>
          </table:table-cell>
          <table:table-cell office:value-type="string">
            <text:p>'1000'</text:p>
          </table:table-cell>
          <table:table-cell office:value-type="string">
            <text:p>'01'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'0000'</text:p>
          </table:table-cell>
          <table:table-cell office:value-type="string">
            <text:p>'01'</text:p>
          </table:table-cell>
          <table:table-cell office:value-type="string">
            <text:p>'00'</text:p>
          </table:table-cell>
          <table:table-cell office:value-type="float" office:value="0">
            <text:p>0</text:p>
          </table:table-cell>
          <table:table-cell office:value-type="string">
            <text:p>'00'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number-columns-repeated="16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14:06:23</meta:creation-date>
    <dc:date>2014-11-27T21:15:19</dc:date>
    <dc:creator>ichingchang </dc:creator>
    <meta:editing-duration>PT58M46S</meta:editing-duration>
    <meta:editing-cycles>8</meta:editing-cycles>
    <meta:generator>LibreOffice/3.5$Linux_x86 LibreOffice_project/350m1$Build-2</meta:generator>
    <meta:document-statistic meta:table-count="3" meta:cell-count="496" meta:object-count="0"/>
  </office:meta>
</office:document-meta>
</file>